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0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gr1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6b2394" fo:font-size="10pt" style:font-size-asian="10pt" style:font-size-complex="10pt"/>
    </style:style>
    <style:style style:name="P10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style:style style:name="T8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27cm" svg:y="13.585cm">
          <draw:text-box>
            <text:p text:style-name="P1"><text:span text:style-name="T1">MAESTRO/</text:span></text:p>
          </draw:text-box>
        </draw:frame>
        <draw:frame draw:style-name="gr2" draw:text-style-name="P3" xml:id="id11" draw:id="id11" draw:layer="layout" svg:width="4.318cm" svg:height="0.889cm" svg:x="15.24cm" svg:y="15.49cm">
          <draw:text-box>
            <text:p text:style-name="P1"><text:span text:style-name="T2">EOS/...</text:span></text:p>
          </draw:text-box>
        </draw:frame>
        <draw:frame draw:style-name="gr3" draw:text-style-name="P3" xml:id="id13" draw:id="id13" draw:layer="layout" svg:width="4.318cm" svg:height="0.889cm" svg:x="15.24cm" svg:y="17.395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8.255cm" svg:y="10.41cm">
          <draw:text-box>
            <text:p text:style-name="P1"><text:span text:style-name="T2">Exec/</text:span></text:p>
          </draw:text-box>
        </draw:frame>
        <draw:frame draw:style-name="gr2" draw:text-style-name="P3" xml:id="id3" draw:id="id3" draw:layer="layout" svg:width="4.318cm" svg:height="0.889cm" svg:x="8.255cm" svg:y="13.585cm">
          <draw:text-box>
            <text:p text:style-name="P1"><text:span text:style-name="T2">Microphysics/</text:span></text:p>
          </draw:text-box>
        </draw:frame>
        <draw:frame draw:style-name="gr5" draw:text-style-name="P4" xml:id="id16" draw:id="id16" draw:layer="layout" svg:width="4.318cm" svg:height="0.889cm" svg:x="8.255cm" svg:y="16.76cm">
          <draw:text-box>
            <text:p text:style-name="P1"><text:span text:style-name="T3">Source/</text:span></text:p>
          </draw:text-box>
        </draw:frame>
        <draw:connector draw:style-name="gr6" draw:text-style-name="P5" draw:layer="layout" draw:line-skew="0.305cm" svg:x1="5.08cm" svg:y1="14.029cm" svg:x2="8.255cm" svg:y2="10.854cm" draw:start-shape="id1" draw:start-glue-point="1" draw:end-shape="id2" draw:end-glue-point="3" svg:d="M5080 14029h1905v-3175h1270" svg:viewBox="0 0 3176 3176">
          <text:p/>
        </draw:connector>
        <draw:connector draw:style-name="gr7" draw:text-style-name="P5" draw:layer="layout" svg:x1="5.08cm" svg:y1="14.029cm" svg:x2="8.255cm" svg:y2="14.029cm" draw:start-shape="id1" draw:start-glue-point="1" draw:end-shape="id3" draw:end-glue-point="3" svg:d="M5080 14029h3175" svg:viewBox="0 0 3176 1">
          <text:p/>
        </draw:connector>
        <draw:frame draw:style-name="gr2" draw:text-style-name="P3" xml:id="id8" draw:id="id8" draw:layer="layout" svg:width="4.318cm" svg:height="0.889cm" svg:x="15.24cm" svg:y="13.585cm">
          <draw:text-box>
            <text:p text:style-name="P1"><text:span text:style-name="T2">conductivity/...</text:span></text:p>
          </draw:text-box>
        </draw:frame>
        <draw:frame draw:style-name="gr4" draw:text-style-name="P3" xml:id="id4" draw:id="id4" draw:layer="layout" svg:width="4.318cm" svg:height="0.889cm" svg:x="8.255cm" svg:y="7.235cm">
          <draw:text-box>
            <text:p text:style-name="P1"><text:span text:style-name="T2">Docs/...</text:span></text:p>
          </draw:text-box>
        </draw:frame>
        <draw:connector draw:style-name="gr6" draw:text-style-name="P5" draw:layer="layout" draw:line-skew="0.305cm" svg:x1="5.08cm" svg:y1="14.029cm" svg:x2="8.255cm" svg:y2="7.679cm" draw:start-shape="id1" draw:start-glue-point="1" draw:end-shape="id4" svg:d="M5080 14029h1905v-6350h1270" svg:viewBox="0 0 3176 6351">
          <text:p/>
        </draw:connector>
        <draw:connector draw:style-name="gr8" draw:text-style-name="P5" draw:layer="layout" draw:type="curve" draw:line-skew="7.879cm" svg:x1="24.13cm" svg:y1="17.458cm" svg:x2="24.13cm" svg:y2="8.568cm" draw:start-shape="id5" draw:start-glue-point="1" draw:end-shape="id6" draw:end-glue-point="1" svg:d="M24130 17458c12570 0 12570-8890 0-8890" svg:viewBox="0 0 9429 8891">
          <text:p/>
        </draw:connector>
        <draw:connector draw:style-name="gr8" draw:text-style-name="P5" draw:layer="layout" draw:type="curve" draw:line-skew="5.974cm" svg:x1="24.13cm" svg:y1="15.553cm" svg:x2="24.13cm" svg:y2="8.568cm" draw:start-shape="id7" draw:start-glue-point="1" draw:end-shape="id6" draw:end-glue-point="1" svg:d="M24130 15553c9712 0 9712-6985 0-6985" svg:viewBox="0 0 7285 6986">
          <text:p/>
        </draw:connector>
        <draw:frame draw:style-name="gr9" draw:text-style-name="P6" xml:id="id7" draw:id="id7" draw:layer="layout" svg:width="3.175cm" svg:height="0.635cm" svg:x="20.955cm" svg:y="15.236cm">
          <draw:text-box>
            <text:p text:style-name="P1"><text:span text:style-name="T4">helmeos/</text:span></text:p>
          </draw:text-box>
        </draw:frame>
        <draw:frame draw:style-name="gr2" draw:text-style-name="P7" xml:id="id12" draw:id="id12" draw:layer="layout" svg:width="3.175cm" svg:height="0.635cm" svg:x="20.955cm" svg:y="16.074cm">
          <draw:text-box>
            <text:p text:style-name="P1"><text:span text:style-name="T5">...</text:span></text:p>
          </draw:text-box>
        </draw:frame>
        <draw:frame draw:style-name="gr2" draw:text-style-name="P6" xml:id="id5" draw:id="id5" draw:layer="layout" svg:width="3.175cm" svg:height="0.635cm" svg:x="20.955cm" svg:y="17.141cm">
          <draw:text-box>
            <text:p text:style-name="P1"><text:span text:style-name="T4">ignition_simple/</text:span></text:p>
          </draw:text-box>
        </draw:frame>
        <draw:frame draw:style-name="gr2" draw:text-style-name="P7" xml:id="id14" draw:id="id14" draw:layer="layout" svg:width="3.175cm" svg:height="0.635cm" svg:x="20.955cm" svg:y="17.979cm">
          <draw:text-box>
            <text:p text:style-name="P1"><text:span text:style-name="T5">...</text:span></text:p>
          </draw:text-box>
        </draw:frame>
        <draw:frame draw:style-name="gr9" draw:text-style-name="P6" xml:id="id9" draw:id="id9" draw:layer="layout" svg:width="3.175cm" svg:height="0.635cm" svg:x="20.955cm" svg:y="13.331cm">
          <draw:text-box>
            <text:p text:style-name="P1"><text:span text:style-name="T4">timmes_stellar/</text:span></text:p>
          </draw:text-box>
        </draw:frame>
        <draw:frame draw:style-name="gr2" draw:text-style-name="P7" xml:id="id10" draw:id="id10" draw:layer="layout" svg:width="3.175cm" svg:height="0.635cm" svg:x="20.955cm" svg:y="14.169cm">
          <draw:text-box>
            <text:p text:style-name="P1"><text:span text:style-name="T5">...</text:span></text:p>
          </draw:text-box>
        </draw:frame>
        <draw:connector draw:style-name="gr7" draw:text-style-name="P5" draw:layer="layout" svg:x1="19.558cm" svg:y1="14.029cm" svg:x2="20.955cm" svg:y2="13.648cm" draw:start-shape="id8" draw:start-glue-point="1" draw:end-shape="id9" draw:end-glue-point="3" svg:d="M19558 14029h699v-381h698" svg:viewBox="0 0 1398 382">
          <text:p/>
        </draw:connector>
        <draw:connector draw:style-name="gr7" draw:text-style-name="P5" draw:layer="layout" svg:x1="19.558cm" svg:y1="14.029cm" svg:x2="20.955cm" svg:y2="14.486cm" draw:start-shape="id8" draw:start-glue-point="1" draw:end-shape="id10" draw:end-glue-point="3" svg:d="M19558 14029h699v457h698" svg:viewBox="0 0 1398 458">
          <text:p/>
        </draw:connector>
        <draw:connector draw:style-name="gr7" draw:text-style-name="P5" draw:layer="layout" svg:x1="19.558cm" svg:y1="15.934cm" svg:x2="20.955cm" svg:y2="15.553cm" draw:start-shape="id11" draw:start-glue-point="1" draw:end-shape="id7" draw:end-glue-point="3" svg:d="M19558 15934h699v-381h698" svg:viewBox="0 0 1398 382">
          <text:p/>
        </draw:connector>
        <draw:connector draw:style-name="gr7" draw:text-style-name="P5" draw:layer="layout" svg:x1="19.558cm" svg:y1="15.934cm" svg:x2="20.955cm" svg:y2="16.391cm" draw:start-shape="id11" draw:start-glue-point="1" draw:end-shape="id12" draw:end-glue-point="3" svg:d="M19558 15934h699v457h698" svg:viewBox="0 0 1398 458">
          <text:p/>
        </draw:connector>
        <draw:connector draw:style-name="gr7" draw:text-style-name="P5" draw:layer="layout" svg:x1="19.558cm" svg:y1="17.839cm" svg:x2="20.955cm" svg:y2="17.458cm" draw:start-shape="id13" draw:start-glue-point="1" draw:end-shape="id5" draw:end-glue-point="3" svg:d="M19558 17839h699v-381h698" svg:viewBox="0 0 1398 382">
          <text:p/>
        </draw:connector>
        <draw:connector draw:style-name="gr7" draw:text-style-name="P5" draw:layer="layout" svg:x1="19.558cm" svg:y1="17.839cm" svg:x2="20.955cm" svg:y2="18.296cm" draw:start-shape="id13" draw:start-glue-point="1" draw:end-shape="id14" draw:end-glue-point="3" svg:d="M19558 17839h699v457h698" svg:viewBox="0 0 1398 458">
          <text:p/>
        </draw:connector>
        <draw:connector draw:style-name="gr10" draw:text-style-name="P5" draw:layer="layout" draw:type="curve" draw:line-skew="4.387cm" svg:x1="24.13cm" svg:y1="13.648cm" svg:x2="24.13cm" svg:y2="8.568cm" draw:start-shape="id9" draw:start-glue-point="1" draw:end-shape="id6" draw:end-glue-point="1" svg:d="M24130 13648c7332 0 7332-5080 0-5080" svg:viewBox="0 0 5500 5081">
          <text:p/>
        </draw:connector>
        <draw:frame draw:style-name="gr1" draw:text-style-name="P8" xml:id="id15" draw:id="id15" draw:layer="layout" svg:width="3.81cm" svg:height="0.889cm" svg:x="1.27cm" svg:y="1.52cm">
          <draw:text-box>
            <text:p text:style-name="P1"><text:span text:style-name="T6">amrex/</text:span></text:p>
          </draw:text-box>
        </draw:frame>
        <draw:connector draw:style-name="gr8" draw:text-style-name="P5" draw:layer="layout" draw:type="curve" svg:x1="5.08cm" svg:y1="1.964cm" svg:x2="22.542cm" svg:y2="8.251cm" draw:start-shape="id15" draw:start-glue-point="1" draw:end-shape="id6" draw:end-glue-point="0" svg:d="M5080 1964c11642 0 17462 2095 17462 6287" svg:viewBox="0 0 17463 6288">
          <text:p/>
        </draw:connector>
        <draw:frame draw:style-name="gr11" draw:text-style-name="P9" draw:layer="layout" svg:width="5.08cm" svg:height="0.885cm" draw:transform="rotate (0.261799387799149) translate (28.099cm 17.139cm)">
          <draw:text-box>
            <text:p><text:span text:style-name="T7">NETWORK_DIR</text:span></text:p>
          </draw:text-box>
        </draw:frame>
        <draw:frame draw:style-name="gr11" draw:text-style-name="P9" draw:layer="layout" svg:width="5.08cm" svg:height="0.885cm" draw:transform="rotate (0.261799387799149) translate (26.433cm 13.455cm)">
          <draw:text-box>
            <text:p><text:span text:style-name="T7">EOS_DIR</text:span></text:p>
          </draw:text-box>
        </draw:frame>
        <draw:frame draw:style-name="gr11" draw:text-style-name="P9" draw:layer="layout" svg:width="5.08cm" svg:height="0.885cm" draw:transform="rotate (0.261799387799149) translate (26.9cm 15.404cm)">
          <draw:text-box>
            <text:p><text:span text:style-name="T7">CONDUCTIVITY_DIR</text:span></text:p>
          </draw:text-box>
        </draw:frame>
        <draw:frame draw:style-name="gr11" draw:text-style-name="P9" draw:layer="layout" svg:width="5.08cm" svg:height="0.885cm" svg:x="7.62cm" svg:y="1.27cm">
          <draw:text-box>
            <text:p><text:span text:style-name="T7">AMREX_HOME</text:span></text:p>
          </draw:text-box>
        </draw:frame>
        <draw:connector draw:style-name="gr7" draw:text-style-name="P5" draw:layer="layout" draw:line-skew="0.305cm" svg:x1="5.08cm" svg:y1="14.029cm" svg:x2="8.255cm" svg:y2="17.204cm" draw:start-shape="id1" draw:start-glue-point="1" draw:end-shape="id16" draw:end-glue-point="3" svg:d="M5080 14029h1905v3175h1270" svg:viewBox="0 0 3176 3176">
          <text:p/>
        </draw:connector>
        <draw:frame draw:style-name="gr3" draw:text-style-name="P3" xml:id="id17" draw:id="id17" draw:layer="layout" svg:width="4.318cm" svg:height="0.889cm" svg:x="8.255cm" svg:y="19.935cm">
          <draw:text-box>
            <text:p text:style-name="P1"><text:span text:style-name="T2">Utill/</text:span></text:p>
          </draw:text-box>
        </draw:frame>
        <draw:connector draw:style-name="gr7" draw:text-style-name="P5" draw:layer="layout" draw:line-skew="0.305cm" svg:x1="5.08cm" svg:y1="14.029cm" svg:x2="8.255cm" svg:y2="20.379cm" draw:start-shape="id1" draw:start-glue-point="1" draw:end-shape="id17" draw:end-glue-point="3" svg:d="M5080 14029h1905v6350h1270" svg:viewBox="0 0 3176 6351">
          <text:p/>
        </draw:connector>
        <draw:connector draw:style-name="gr7" draw:text-style-name="P5" draw:layer="layout" svg:x1="12.573cm" svg:y1="14.029cm" svg:x2="15.24cm" svg:y2="14.029cm" draw:start-shape="id3" draw:start-glue-point="1" draw:end-shape="id8" draw:end-glue-point="3" svg:d="M12573 14029h2667" svg:viewBox="0 0 2668 1">
          <text:p/>
        </draw:connector>
        <draw:connector draw:style-name="gr7" draw:text-style-name="P5" draw:layer="layout" svg:x1="12.573cm" svg:y1="14.029cm" svg:x2="15.24cm" svg:y2="15.934cm" draw:start-shape="id3" draw:start-glue-point="1" draw:end-shape="id11" draw:end-glue-point="3" svg:d="M12573 14029h1334v1905h1333" svg:viewBox="0 0 2668 1906">
          <text:p/>
        </draw:connector>
        <draw:connector draw:style-name="gr7" draw:text-style-name="P5" draw:layer="layout" svg:x1="12.573cm" svg:y1="14.029cm" svg:x2="15.24cm" svg:y2="17.839cm" draw:start-shape="id3" draw:start-glue-point="1" draw:end-shape="id13" draw:end-glue-point="3" svg:d="M12573 14029h1334v3810h1333" svg:viewBox="0 0 2668 3811">
          <text:p/>
        </draw:connector>
        <draw:frame draw:style-name="gr12" draw:text-style-name="P4" xml:id="id19" draw:id="id19" draw:layer="layout" svg:width="4.318cm" svg:height="0.889cm" svg:x="15.24cm" svg:y="21.205cm">
          <draw:text-box>
            <text:p text:style-name="P1"><text:span text:style-name="T3">initial_models/</text:span></text:p>
          </draw:text-box>
        </draw:frame>
        <draw:frame draw:style-name="gr12" draw:text-style-name="P4" xml:id="id18" draw:id="id18" draw:layer="layout" svg:width="4.318cm" svg:height="0.889cm" svg:x="15.24cm" svg:y="19.935cm">
          <draw:text-box>
            <text:p text:style-name="P1"><text:span text:style-name="T3">BLAS/</text:span></text:p>
          </draw:text-box>
        </draw:frame>
        <draw:frame draw:style-name="gr13" draw:text-style-name="P10" xml:id="id20" draw:id="id20" draw:layer="layout" svg:width="4.318cm" svg:height="0.962cm" svg:x="15.24cm" svg:y="22.475cm">
          <draw:text-box>
            <text:p text:style-name="P1"><text:span text:style-name="T8">job_scripts/</text:span></text:p>
          </draw:text-box>
        </draw:frame>
        <draw:frame draw:style-name="gr12" draw:text-style-name="P4" xml:id="id21" draw:id="id21" draw:layer="layout" svg:width="4.318cm" svg:height="0.889cm" svg:x="15.24cm" svg:y="23.745cm">
          <draw:text-box>
            <text:p text:style-name="P1"><text:span text:style-name="T3">model_parser</text:span></text:p>
          </draw:text-box>
        </draw:frame>
        <draw:connector draw:style-name="gr7" draw:text-style-name="P5" draw:layer="layout" svg:x1="12.573cm" svg:y1="20.379cm" svg:x2="15.24cm" svg:y2="20.379cm" draw:start-shape="id17" draw:start-glue-point="1" draw:end-shape="id18" draw:end-glue-point="3" svg:d="M12573 20379h2667" svg:viewBox="0 0 2668 1">
          <text:p/>
        </draw:connector>
        <draw:connector draw:style-name="gr7" draw:text-style-name="P5" draw:layer="layout" draw:line-skew="0.063cm" svg:x1="12.573cm" svg:y1="20.379cm" svg:x2="15.24cm" svg:y2="21.649cm" draw:start-shape="id17" draw:start-glue-point="1" draw:end-shape="id19" draw:end-glue-point="3" svg:d="M12573 20379h1397v1270h1270" svg:viewBox="0 0 2668 1271">
          <text:p/>
        </draw:connector>
        <draw:connector draw:style-name="gr7" draw:text-style-name="P5" draw:layer="layout" draw:line-skew="0.063cm" svg:x1="12.573cm" svg:y1="20.379cm" svg:x2="15.24cm" svg:y2="22.956cm" draw:start-shape="id17" draw:start-glue-point="1" draw:end-shape="id20" draw:end-glue-point="3" svg:d="M12573 20379h1397v2577h1270" svg:viewBox="0 0 2668 2578">
          <text:p/>
        </draw:connector>
        <draw:connector draw:style-name="gr7" draw:text-style-name="P5" draw:layer="layout" draw:line-skew="0.063cm" svg:x1="12.573cm" svg:y1="20.379cm" svg:x2="15.24cm" svg:y2="24.189cm" draw:start-shape="id17" draw:start-glue-point="1" draw:end-shape="id21" draw:end-glue-point="3" svg:d="M12573 20379h1397v3810h1270" svg:viewBox="0 0 2668 3811">
          <text:p/>
        </draw:connector>
        <draw:frame draw:style-name="gr2" draw:text-style-name="P3" xml:id="id22" draw:id="id22" draw:layer="layout" svg:width="4.318cm" svg:height="0.889cm" svg:x="15.24cm" svg:y="8.505cm">
          <draw:text-box>
            <text:p text:style-name="P1"><text:span text:style-name="T2">TEST_PROBLEMS/</text:span></text:p>
          </draw:text-box>
        </draw:frame>
        <draw:frame draw:style-name="gr3" draw:text-style-name="P3" xml:id="id25" draw:id="id25" draw:layer="layout" svg:width="4.318cm" svg:height="0.889cm" svg:x="15.24cm" svg:y="10.41cm">
          <draw:text-box>
            <text:p text:style-name="P1"><text:span text:style-name="T2">UNIT_TESTS/...</text:span></text:p>
          </draw:text-box>
        </draw:frame>
        <draw:frame draw:style-name="gr2" draw:text-style-name="P3" xml:id="id24" draw:id="id24" draw:layer="layout" svg:width="4.318cm" svg:height="0.889cm" svg:x="15.24cm" svg:y="6.6cm">
          <draw:text-box>
            <text:p text:style-name="P1"><text:span text:style-name="T2">SCIENCE/...</text:span></text:p>
          </draw:text-box>
        </draw:frame>
        <draw:frame draw:style-name="gr9" draw:text-style-name="P6" xml:id="id6" draw:id="id6" draw:layer="layout" svg:width="3.175cm" svg:height="0.635cm" svg:x="20.955cm" svg:y="8.251cm">
          <draw:text-box>
            <text:p text:style-name="P1"><text:span text:style-name="T4">reacting_bubble/</text:span></text:p>
          </draw:text-box>
        </draw:frame>
        <draw:frame draw:style-name="gr2" draw:text-style-name="P7" xml:id="id23" draw:id="id23" draw:layer="layout" svg:width="3.175cm" svg:height="0.635cm" svg:x="20.955cm" svg:y="9.089cm">
          <draw:text-box>
            <text:p text:style-name="P1"><text:span text:style-name="T5">...</text:span></text:p>
          </draw:text-box>
        </draw:frame>
        <draw:connector draw:style-name="gr7" draw:text-style-name="P5" draw:layer="layout" svg:x1="19.558cm" svg:y1="8.949cm" svg:x2="20.955cm" svg:y2="8.568cm" draw:start-shape="id22" draw:start-glue-point="1" draw:end-shape="id6" draw:end-glue-point="3" svg:d="M19558 8949h699v-381h698" svg:viewBox="0 0 1398 382">
          <text:p/>
        </draw:connector>
        <draw:connector draw:style-name="gr7" draw:text-style-name="P5" draw:layer="layout" svg:x1="19.558cm" svg:y1="8.949cm" svg:x2="20.955cm" svg:y2="9.406cm" draw:start-shape="id22" draw:start-glue-point="1" draw:end-shape="id23" draw:end-glue-point="3" svg:d="M19558 8949h699v457h698" svg:viewBox="0 0 1398 458">
          <text:p/>
        </draw:connector>
        <draw:connector draw:style-name="gr7" draw:text-style-name="P5" draw:layer="layout" svg:x1="12.573cm" svg:y1="10.854cm" svg:x2="15.24cm" svg:y2="7.044cm" draw:start-shape="id2" draw:start-glue-point="1" draw:end-shape="id24" svg:d="M12573 10854h1334v-3810h1333" svg:viewBox="0 0 2668 3811">
          <text:p/>
        </draw:connector>
        <draw:connector draw:style-name="gr7" draw:text-style-name="P5" draw:layer="layout" svg:x1="12.573cm" svg:y1="10.854cm" svg:x2="15.24cm" svg:y2="8.949cm" draw:start-shape="id2" draw:start-glue-point="1" draw:end-shape="id22" draw:end-glue-point="3" svg:d="M12573 10854h1334v-1905h1333" svg:viewBox="0 0 2668 1906">
          <text:p/>
        </draw:connector>
        <draw:connector draw:style-name="gr7" draw:text-style-name="P5" draw:layer="layout" svg:x1="12.573cm" svg:y1="10.854cm" svg:x2="15.24cm" svg:y2="10.854cm" draw:start-shape="id2" draw:start-glue-point="1" draw:end-shape="id25" draw:end-glue-point="3" svg:d="M12573 10854h2667" svg:viewBox="0 0 2668 1">
          <text:p/>
        </draw:connector>
        <draw:frame draw:style-name="gr13" draw:text-style-name="P10" xml:id="id26" draw:id="id26" draw:layer="layout" svg:width="4.318cm" svg:height="0.889cm" svg:x="15.24cm" svg:y="25.015cm">
          <draw:text-box>
            <text:p text:style-name="P1"><text:span text:style-name="T8">scripts/</text:span></text:p>
          </draw:text-box>
        </draw:frame>
        <draw:connector draw:style-name="gr7" draw:text-style-name="P5" draw:layer="layout" draw:line-skew="0.063cm" svg:x1="12.573cm" svg:y1="20.379cm" svg:x2="15.24cm" svg:y2="25.459cm" draw:start-shape="id17" draw:start-glue-point="1" draw:end-shape="id26" draw:end-glue-point="3" svg:d="M12573 20379h1397v5080h1270" svg:viewBox="0 0 2668 5081">
          <text:p/>
        </draw:connector>
        <draw:frame draw:style-name="gr12" draw:text-style-name="P4" xml:id="id27" draw:id="id27" draw:layer="layout" svg:width="4.318cm" svg:height="0.889cm" svg:x="15.24cm" svg:y="26.285cm">
          <draw:text-box>
            <text:p text:style-name="P1"><text:span text:style-name="T3">VODE/</text:span></text:p>
          </draw:text-box>
        </draw:frame>
        <draw:frame draw:style-name="gr13" draw:text-style-name="P10" xml:id="id28" draw:id="id28" draw:layer="layout" svg:width="4.318cm" svg:height="0.889cm" svg:x="15.24cm" svg:y="27.555cm">
          <draw:text-box>
            <text:p text:style-name="P1"><text:span text:style-name="T8">yt/</text:span></text:p>
          </draw:text-box>
        </draw:frame>
        <draw:connector draw:style-name="gr7" draw:text-style-name="P5" draw:layer="layout" draw:line-skew="0.313cm" svg:x1="12.574cm" svg:y1="20.379cm" svg:x2="15.24cm" svg:y2="26.729cm" draw:end-shape="id27" svg:d="M12574 20379h1396v6350h1270" svg:viewBox="0 0 2667 6351">
          <text:p/>
        </draw:connector>
        <draw:connector draw:style-name="gr7" draw:text-style-name="P5" draw:layer="layout" draw:line-skew="0.313cm" svg:x1="12.574cm" svg:y1="20.379cm" svg:x2="15.24cm" svg:y2="27.999cm" draw:end-shape="id28" draw:end-glue-point="3" svg:d="M12574 20379h1396v7620h1270" svg:viewBox="0 0 2667 7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8-02-27T15:36:01.777665033</dc:date>
    <meta:editing-cycles>32</meta:editing-cycles>
    <meta:editing-duration>PT3H41M27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